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d972"/>
    </style:style>
    <style:style style:name="P2" style:family="paragraph" style:parent-style-name="Text_20_body">
      <style:text-properties officeooo:rsid="002102e8" officeooo:paragraph-rsid="002102e8"/>
    </style:style>
    <style:style style:name="P3" style:family="paragraph" style:parent-style-name="Text_20_body">
      <style:text-properties officeooo:rsid="002102e8" officeooo:paragraph-rsid="002193b8"/>
    </style:style>
    <style:style style:name="P4" style:family="paragraph" style:parent-style-name="Text_20_body">
      <style:text-properties officeooo:rsid="002363d9" officeooo:paragraph-rsid="002363d9"/>
    </style:style>
    <style:style style:name="P5" style:family="paragraph" style:parent-style-name="Text_20_body">
      <style:text-properties officeooo:rsid="00246db3" officeooo:paragraph-rsid="00246db3"/>
    </style:style>
    <style:style style:name="P6" style:family="paragraph" style:parent-style-name="Text_20_body">
      <style:text-properties officeooo:rsid="00246db3" officeooo:paragraph-rsid="0026a569"/>
    </style:style>
    <style:style style:name="P7" style:family="paragraph" style:parent-style-name="Text_20_body">
      <style:text-properties officeooo:paragraph-rsid="00246db3"/>
    </style:style>
    <style:style style:name="P8" style:family="paragraph" style:parent-style-name="Heading_20_3">
      <style:text-properties officeooo:rsid="0018d972" officeooo:paragraph-rsid="0018d972"/>
    </style:style>
    <style:style style:name="P9" style:family="paragraph" style:parent-style-name="Heading_20_3">
      <style:text-properties officeooo:rsid="001dd1b6" officeooo:paragraph-rsid="00246db3"/>
    </style:style>
    <style:style style:name="P10" style:family="paragraph" style:parent-style-name="Heading_20_3">
      <style:text-properties officeooo:paragraph-rsid="002a7a85"/>
    </style:style>
    <style:style style:name="P11" style:family="paragraph" style:parent-style-name="Text_20_body">
      <style:text-properties officeooo:rsid="00246db3" officeooo:paragraph-rsid="00246db3"/>
    </style:style>
    <style:style style:name="P12" style:family="paragraph" style:parent-style-name="Text_20_body">
      <style:text-properties officeooo:rsid="00246db3" officeooo:paragraph-rsid="002a7a85"/>
    </style:style>
    <style:style style:name="P13" style:family="paragraph" style:parent-style-name="Text_20_body">
      <style:text-properties officeooo:paragraph-rsid="002a7a85"/>
    </style:style>
    <style:style style:name="T1" style:family="text">
      <style:text-properties officeooo:rsid="0018d972"/>
    </style:style>
    <style:style style:name="T2" style:family="text">
      <style:text-properties officeooo:rsid="001a605d"/>
    </style:style>
    <style:style style:name="T3" style:family="text">
      <style:text-properties officeooo:rsid="002102e8"/>
    </style:style>
    <style:style style:name="T4" style:family="text">
      <style:text-properties officeooo:rsid="002363d9"/>
    </style:style>
    <style:style style:name="T5" style:family="text">
      <style:text-properties officeooo:rsid="002449dd"/>
    </style:style>
    <style:style style:name="T6" style:family="text">
      <style:text-properties officeooo:rsid="00250cad"/>
    </style:style>
    <style:style style:name="T7" style:family="text">
      <style:text-properties officeooo:rsid="00289a53"/>
    </style:style>
    <style:style style:name="T8" style:family="text">
      <style:text-properties fo:font-variant="normal" fo:text-transform="none" fo:color="#000000" fo:letter-spacing="normal" style:font-name-asian="Helvetica Neue" style:font-size-asian="12pt" style:font-style-asian="normal" style:font-weight-asian="normal"/>
    </style:style>
    <style:style style:name="T9" style:family="text">
      <style:text-properties officeooo:rsid="002a7a85"/>
    </style:style>
    <style:style style:name="T10" style:family="text">
      <style:text-properties officeooo:rsid="00246d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1.附近油站<text:span text:style-name="T3">(列表)</text:span></text:h>
      <text:p text:style-name="P1">包含信息:加油站名字,是否可刷卡和自助加油的显示标签,评分<text:span text:style-name="T1">(包含服务态度,油品质量,油品价格),繁忙或顺畅标签(繁忙时标注繁忙时段),油品类型(类型后面带有打折标签),基本位置信息(包含距离和基本的方向)</text:span></text:p>
      <text:p text:style-name="P1">数据例子:</text:p>
      <text:p text:style-name="P2">1.中谊加油站,可刷卡,可自助加油,服务态度评分四颗星,油品价格评分三颗星,油品质量评分五颗星,当前时段加油繁忙(繁忙时段周一至周五晚17:00—20:00),距我的距离前方500米处,点击可导航,油品类型为0#,93#(9折),带有导航按钮</text:p>
      <text:p text:style-name="P2">2.顺风加油站,可自助加油,服务态度评分四颗星,油品价格评分三颗星,油品质量评分五颗星,当前时段加油顺畅,距我的距离西南方向900米处,点击可导航,油品类型为97#,93#,带有导航按钮</text:p>
      <text:p text:style-name="P2"/>
      <text:h text:style-name="P10" text:outline-level="3"><text:span text:style-name="T2">2.商品推荐(列表)</text:span></text:h>
      <text:p text:style-name="P3">包含信息:商品名称,商品价格,<text:span text:style-name="T2">优惠程度,购买量 ,限量,已购买次数,相似人物购买,预定按钮,货品来源</text:span></text:p>
      <text:p text:style-name="P3">每个<text:span text:style-name="T4">item有一个立即预定的按钮</text:span></text:p>
      <text:p text:style-name="P3"/>
      <text:p text:style-name="P3">数据例子:</text:p>
      <text:p text:style-name="P4">1.冰川矿泉水,价格9元,积分九折兑换,已购买过10次,同款车型已有10人购买,同龄的人已有20人购买,限量100瓶,货源为离我最近的中石油加油站,晚9点以后8折优惠</text:p>
      <text:p text:style-name="P5">2.康师傅牛肉面<text:span text:style-name="T4">价格</text:span>4<text:span text:style-name="T4">元,已购买过10</text:span>0<text:span text:style-name="T4">次,同款车型已有</text:span>80<text:span text:style-name="T4">人购买,同龄的人已有20人购买,限量</text:span>200个<text:span text:style-name="T4">,货源为京东商城</text:span></text:p>
      <text:p text:style-name="P6"><text:span text:style-name="T7">3</text:span>...红酒<text:span text:style-name="T4">,已购买过1次,同款车型已有5人购买,同龄的人已有3人购买,限量10</text:span>个<text:span text:style-name="T4">,货源为沃尔玛超市,周日9.5折优惠</text:span></text:p>
      <text:p text:style-name="P1"/>
      <text:p text:style-name="P1"/>
      <text:h text:style-name="P9" text:outline-level="3">3.车后服务<text:span text:style-name="T6">(列表,类似于加油站)</text:span></text:h>
      <text:p text:style-name="P7">包含信息:商家名字,评分<text:span text:style-name="T1">(包含服务态度,质量,价格),基本位置信息(包含距离和基本的方向),优惠标签</text:span></text:p>
      <text:p text:style-name="P7"/>
      <text:p text:style-name="P7">数据例子:</text:p>
      <text:p text:style-name="P5">1.洗车行,<text:span text:style-name="T3">服务态度评分四颗星,价格评分三颗星,质量评分五颗星,周一至周五上午</text:span>8:00—10:00 <text:s/>7折优惠,距离我东北方向300米,带有导航按钮</text:p>
      <text:p text:style-name="P12"><text:span text:style-name="T9">2</text:span>.汽车美容,<text:span text:style-name="T3">服务态度评分三颗星,价格评分五颗星,质量评分五颗星,周一上午</text:span>8:00—10:00 <text:s/><text:span text:style-name="T9">9</text:span>折优惠,距离我西南方向<text:span text:style-name="T9">1公里</text:span>,带有导航按钮</text:p>
      <text:p text:style-name="P12"><text:span text:style-name="T9">3</text:span>.丰田<text:span text:style-name="T9">4s保养店</text:span>,<text:span text:style-name="T3">服务态度评分四颗星,价格评分两颗星,质量评分五颗星,会员9折优惠</text:span>,距离我西向<text:span text:style-name="T9">200米</text:span>,带有导航按钮</text:p>
      <text:p text:style-name="P13"><text:soft-page-break/><text:span text:style-name="T9">3....</text:span><text:span text:style-name="T8">停车住宿</text:span><text:span text:style-name="T10">,服务态度评分四颗星,价格评分四颗星,质量评分五颗星,会员9折优惠,距离我南向1.5公里,带有导航按钮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5:19:53.446382627</meta:creation-date>
    <dc:date>2015-03-19T18:10:47.738957252</dc:date>
    <meta:editing-duration>PT50M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2" meta:paragraph-count="19" meta:word-count="853" meta:character-count="950" meta:non-whitespace-character-count="945"/>
  </office:meta>
</office:document-meta>
</file>